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01b0" officeooo:paragraph-rsid="000e01b0"/>
    </style:style>
    <style:style style:name="P2" style:family="paragraph" style:parent-style-name="Standard">
      <style:text-properties officeooo:rsid="000f64d4" officeooo:paragraph-rsid="000f6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пользователя</text:p>
      <text:p text:style-name="P1"/>
      <text:p text:style-name="P2">Меню фаил служит для открытия, создания и закрытия программы.</text:p>
      <text:p text:style-name="P2">Меню редактировать служит для работы с полями в документах.</text:p>
      <text:p text:style-name="P2">Меню настройка служит для тонкой настройки типовых задач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9:16:18.208000000</meta:creation-date>
    <dc:date>2015-10-31T09:48:39.008000000</dc:date>
    <meta:editing-duration>PT3M3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4" meta:word-count="28" meta:character-count="200" meta:non-whitespace-character-count="176"/>
  </office:meta>
</office:document-meta>
</file>